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0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fatura_id</text:p>
          </table:table-cell>
          <table:table-cell table:style-name="ce1" office:value-type="string" calcext:value-type="string">
            <text:p>emissao</text:p>
          </table:table-cell>
          <table:table-cell table:style-name="ce1" office:value-type="string" calcext:value-type="string">
            <text:p>vencimento</text:p>
          </table:table-cell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dias_aviso</text:p>
          </table:table-cell>
          <table:table-cell table:style-name="ce1" office:value-type="string" calcext:value-type="string">
            <text:p>status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date" office:date-value="2017-12-17" calcext:value-type="date">
            <text:p>17/12/2017</text:p>
          </table:table-cell>
          <table:table-cell table:style-name="ce3" office:value-type="date" office:date-value="2017-01-10" calcext:value-type="date">
            <text:p>10-1-2017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12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echado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date" office:date-value="2017-12-17" calcext:value-type="date">
            <text:p>17-12-2017</text:p>
          </table:table-cell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12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echado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date" office:date-value="2017-12-17" calcext:value-type="date">
            <text:p>17-12-2017</text:p>
          </table:table-cell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2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m aberto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3" office:value-type="date" office:date-value="2017-12-17" calcext:value-type="date">
            <text:p>17-12-2017</text:p>
          </table:table-cell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7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m aberto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17-12-24" calcext:value-type="date">
            <text:p>24-12-2017</text:p>
          </table:table-cell>
          <table:table-cell table:style-name="ce4" office:value-type="date" office:date-value="2017-12-27" calcext:value-type="date">
            <text:p>27-12-2017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2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m aberto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date" office:date-value="2017-12-24" calcext:value-type="date">
            <text:p>24-12-2017</text:p>
          </table:table-cell>
          <table:table-cell table:style-name="ce4" office:value-type="date" office:date-value="2017-12-27" calcext:value-type="date">
            <text:p>27-12-2017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7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m aberto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date" office:date-value="2017-12-24" calcext:value-type="date">
            <text:p>24-12-2017</text:p>
          </table:table-cell>
          <table:table-cell table:style-name="ce4" office:value-type="date" office:date-value="2017-12-27" calcext:value-type="date">
            <text:p>27-12-2017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m aberto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date" office:date-value="2017-12-24" calcext:value-type="date">
            <text:p>24-12-2017</text:p>
          </table:table-cell>
          <table:table-cell table:style-name="ce4" office:value-type="date" office:date-value="2017-12-27" calcext:value-type="date">
            <text:p>27-12-2017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7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m aberto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3" office:value-type="date" office:date-value="2017-12-17" calcext:value-type="date">
            <text:p>17-12-2017</text:p>
          </table:table-cell>
          <table:table-cell table:style-name="ce1" office:value-type="string" calcext:value-type="string">
            <text:p>OI</text:p>
          </table:table-cell>
          <table:table-cell table:style-name="ce1" office:value-type="string" calcext:value-type="string">
            <text:p>12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echado</text:p>
          </table:table-cell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-</number:text>
      <number:month/>
      <number:text>-</number:text>
      <number:year number:style="long"/>
    </number:date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0"/>
    <meta:generator>LibreOfficeDev/5.1.0.3$Linux_X86_64 LibreOffice_project/</meta:generator>
  </office:meta>
</office:document-meta>
</file>